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04040" style:font-name="SFMono-Regular" fo:font-size="9pt" fo:letter-spacing="normal" fo:font-style="normal" fo:font-weight="normal" officeooo:paragraph-rsid="00109005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style:font-name="SFMono-Regular" fo:font-size="9pt" fo:letter-spacing="normal" fo:font-style="normal" fo:font-weight="normal" officeooo:paragraph-rsid="00109005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text-properties officeooo:rsid="001a019c" officeooo:paragraph-rsid="001a019c"/>
    </style:style>
    <style:style style:name="P7" style:family="paragraph" style:parent-style-name="Standard">
      <style:paragraph-properties fo:line-height="120%"/>
      <style:text-properties officeooo:rsid="001a019c" officeooo:paragraph-rsid="001a019c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ce9178" style:font-name="Droid Sans Mono" fo:font-size="10.5pt" fo:font-weight="normal" officeooo:paragraph-rsid="001783d0" fo:background-color="#1e1e1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ce9178" style:font-name="Droid Sans Mono" fo:font-size="10.5pt" fo:font-weight="normal" officeooo:paragraph-rsid="001c588c" fo:background-color="#1e1e1e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03030" style:font-name="Open Sans" fo:font-size="10.5pt" fo:letter-spacing="normal" fo:font-style="normal" fo:font-weight="bold"/>
    </style:style>
    <style:style style:name="P11" style:family="paragraph" style:parent-style-name="Standard">
      <style:paragraph-properties fo:line-height="120%"/>
    </style:style>
    <style:style style:name="P12" style:family="paragraph" style:parent-style-name="Standard">
      <style:text-properties officeooo:rsid="001ccec0" officeooo:paragraph-rsid="001ccec0"/>
    </style:style>
    <style:style style:name="T1" style:family="text">
      <style:text-properties fo:color="#666666"/>
    </style:style>
    <style:style style:name="T2" style:family="text">
      <style:text-properties fo:color="#666666" style:font-name="Open Sans" fo:font-size="10.5pt" fo:font-weight="bold"/>
    </style:style>
    <style:style style:name="T3" style:family="text">
      <style:text-properties officeooo:rsid="001254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oser create-project symfony/skeleton:"6.1.*" /home/enricog/Documents/symfonyeg</text:p>
      <text:p text:style-name="P3"/>
      <text:p text:style-name="P1"><text:span text:style-name="T2">Consumer Key</text:span><text:span text:style-name="T1"> u5ie9ryslhh5i7bifxwe7iun4hrpzj37</text:span></text:p>
      <text:p text:style-name="P2"/>
      <text:p text:style-name="P1"><text:span text:style-name="T2">Consumer Secret </text:span><text:span text:style-name="T1">bh0x7amn8pq46u915sndt5fmfh2tyah1</text:span></text:p>
      <text:p text:style-name="P2"/>
      <text:p text:style-name="P2"/>
      <text:p text:style-name="P3"><text:span text:style-name="T3">access token </text:span><text:s/>gg0u1xclk8yyufk3a4icg0krm3p5cvpq</text:p>
      <text:p text:style-name="P3"/>
      <text:p text:style-name="P3"><text:span text:style-name="T3">access token secret <text:s/></text:span>7cplvxbh5c0d3ebf7gdtdsqf63be0p5e</text:p>
      <text:p text:style-name="P3"/>
      <text:p text:style-name="P4">//$prova="prova";</text:p>
      <text:p text:style-name="P5">//print_r("inviata richiesta get");</text:p>
      <text:p text:style-name="P5">/* $form = $this-&gt;createFormBuilder() //$task</text:p>
      <text:p text:style-name="P5">-&gt;add('nome', TextType::class)</text:p>
      <text:p text:style-name="P5">-&gt;add('cognome', TextType::class)</text:p>
      <text:p text:style-name="P5">-&gt;add('ticketid', TextType::class)</text:p>
      <text:p text:style-name="P5">-&gt;add('email', TextType::class)</text:p>
      <text:p text:style-name="P5">-&gt;add('save', SubmitType::class, ['label' =&gt; 'Create Task'])</text:p>
      <text:p text:style-name="P5">-&gt;getForm();</text:p>
      <text:p text:style-name="P5">return $this-&gt;renderForm('ticket/insert.html.twig', [</text:p>
      <text:p text:style-name="P5">'arrayform' =&gt; $form</text:p>
      <text:p text:style-name="P5">]); */</text:p>
      <text:p text:style-name="P5">// $response = $this-&gt;client-&gt;request(</text:p>
      <text:p text:style-name="P5">// 'GET', //bisogna aggiungere il rest</text:p>
      <text:p text:style-name="P5">// 'https://enrico.reflexmania.it/rest/V1/ticket/'</text:p>
      <text:p text:style-name="P5">// );</text:p>
      <text:p text:style-name="P3"/>
      <text:p text:style-name="P8">curl https://enrico.reflexmania.it/rest/V1/ticket/6</text:p>
      <text:p text:style-name="P8"><text:s text:c="3"/>-H "Accept: application/json"</text:p>
      <text:p text:style-name="P9"><text:s text:c="3"/>-H "Authorization: Bearer {gaehq62wfxg4fpt9fygdg4cthka13pae}"</text:p>
      <text:p text:style-name="P10"/>
      <text:p text:style-name="P6">enrico</text:p>
      <text:p text:style-name="P6">Consumer key</text:p>
      <text:p text:style-name="Standard">dtmndrskka4576vdw98li3w5gpmv3ez5</text:p>
      <text:p text:style-name="P11">Consumer Secret<text:line-break/>d349zx0qqat5aiyf659f87z8f9j3u3u7</text:p>
      <text:p text:style-name="P7">Acesstoken</text:p>
      <text:p text:style-name="Standard">gaehq62wfxg4fpt9fygdg4cthka13pae</text:p>
      <text:p text:style-name="P6">Accesstokensecret</text:p>
      <text:p text:style-name="Standard">lm93o4i7ts71607bpofhk6p0caj9rgbk</text:p>
      <text:p text:style-name="Standard"/>
      <text:p text:style-name="Standard"/>
      <text:p text:style-name="Standard"/>
      <text:p text:style-name="P12">access token lrn8upumdk4ot24o4molzug6ckrggsi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09:29:42.877417364</meta:creation-date>
    <dc:date>2022-09-22T13:23:21.331229291</dc:date>
    <meta:editing-duration>PT8H33M4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86" meta:character-count="1162" meta:non-whitespace-character-count="1101"/>
  </office:meta>
</office:document-meta>
</file>